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5.496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6.50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6cm" fo:break-before="auto" style:use-optimal-row-height="false"/>
    </style:style>
    <style:style style:name="ro4" style:family="table-row">
      <style:table-row-properties style:row-height="0.5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49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 style:data-style-name="N49">
      <style:table-cell-properties style:cell-protect="none" style:print-content="true" style:text-align-source="fix" style:repeat-content="false"/>
      <style:paragraph-properties fo:text-align="start" fo:margin-left="0cm"/>
    </style:style>
    <style:style style:name="ce11" style:family="table-cell" style:parent-style-name="Default" style:data-style-name="N49">
      <style:table-cell-properties style:cell-protect="none" style:print-content="true" style:text-align-source="fix" style:repeat-content="false"/>
      <style:paragraph-properties fo:text-align="start" fo:margin-left="0cm"/>
      <style:text-properties fo:font-style="normal" style:text-underline-style="none" style:font-style-asian="normal" style:font-style-complex="normal"/>
    </style:style>
    <style:style style:name="ce6" style:family="table-cell" style:parent-style-name="Default">
      <style:text-properties style:use-window-font-color="tru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0000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a933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ce9"/>
        <table:table-row table:style-name="ro1">
          <table:table-cell table:style-name="ce13" office:value-type="string" calcext:value-type="string">
            <text:p>题目</text:p>
          </table:table-cell>
          <table:table-cell table:style-name="Default" office:value-type="string" calcext:value-type="string">
            <text:p>时间</text:p>
          </table:table-cell>
          <table:table-cell office:value-type="string" calcext:value-type="string">
            <text:p>标签</text:p>
          </table:table-cell>
          <table:table-cell table:style-name="Default" office:value-type="string" calcext:value-type="string">
            <text:p>提交次数</text:p>
          </table:table-cell>
        </table:table-row>
        <table:table-row table:style-name="ro2">
          <table:table-cell table:style-name="ce13" office:value-type="string" calcext:value-type="string">
            <text:p>[模板]扩展欧拉定理</text:p>
          </table:table-cell>
          <table:table-cell office:value-type="date" office:date-value="2022-06-05" calcext:value-type="date">
            <text:p>2022-06-05</text:p>
          </table:table-cell>
          <table:table-cell office:value-type="string" calcext:value-type="string">
            <text:p>数学，欧拉定理</text:p>
          </table:table-cell>
          <table:table-cell table:style-name="ce8" office:value-type="float" office:value="5" calcext:value-type="float">
            <text:p>5</text:p>
          </table:table-cell>
        </table:table-row>
        <table:table-row table:style-name="ro2">
          <table:table-cell table:style-name="ce13" office:value-type="string" calcext:value-type="string">
            <text:p>[模板]ST 表</text:p>
          </table:table-cell>
          <table:table-cell office:value-type="date" office:date-value="2022-06-05" calcext:value-type="date">
            <text:p>2022-06-05</text:p>
          </table:table-cell>
          <table:table-cell office:value-type="string" calcext:value-type="string">
            <text:p>st表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3" office:value-type="string" calcext:value-type="string">
            <text:p>[JRKSJ]R2]01 序列</text:p>
          </table:table-cell>
          <table:table-cell office:value-type="date" office:date-value="2022-06-06" calcext:value-type="date">
            <text:p>2022-06-06</text:p>
          </table:table-cell>
          <table:table-cell office:value-type="string" calcext:value-type="string">
            <text:p>st表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2">
          <table:table-cell table:style-name="ce13" office:value-type="string" calcext:value-type="string">
            <text:p>[模板]树状数组</text:p>
          </table:table-cell>
          <table:table-cell office:value-type="date" office:date-value="2022-06-06" calcext:value-type="date">
            <text:p>2022-06-06</text:p>
          </table:table-cell>
          <table:table-cell office:value-type="string" calcext:value-type="string">
            <text:p>树状数组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区间方差</text:p>
          </table:table-cell>
          <table:table-cell office:value-type="date" office:date-value="2022-06-06" calcext:value-type="date">
            <text:p>2022-06-06</text:p>
          </table:table-cell>
          <table:table-cell office:value-type="string" calcext:value-type="string">
            <text:p>数学，线段树，树状数组</text:p>
          </table:table-cell>
          <table:table-cell table:style-name="ce8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约数研究</text:p>
          </table:table-cell>
          <table:table-cell office:value-type="date" office:date-value="2022-06-09" calcext:value-type="date">
            <text:p>2022-06-09</text:p>
          </table:table-cell>
          <table:table-cell office:value-type="string" calcext:value-type="string">
            <text:p>数学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table:style-name="ce14" office:value-type="string" calcext:value-type="string">
            <text:p>余数求和</text:p>
          </table:table-cell>
          <table:table-cell office:value-type="date" office:date-value="2022-06-09" calcext:value-type="date">
            <text:p>2022-06-09</text:p>
          </table:table-cell>
          <table:table-cell office:value-type="string" calcext:value-type="string">
            <text:p>数学，整除分块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回首过去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数学，整除分块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滑动窗口/[模板]单调队列</text:p>
          </table:table-cell>
          <table:table-cell office:value-type="date" office:date-value="2022-06-12" calcext:value-type="date">
            <text:p>2022-06-12</text:p>
          </table:table-cell>
          <table:table-cell office:value-type="string" calcext:value-type="string">
            <text:p>模板，单调队列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[LNOI2022] 吃</text:p>
          </table:table-cell>
          <table:table-cell office:value-type="date" office:date-value="2022-06-13" calcext:value-type="date">
            <text:p>2022-06-13</text:p>
          </table:table-cell>
          <table:table-cell office:value-type="string" calcext:value-type="string">
            <text:p>思维考察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最大食物链计数</text:p>
          </table:table-cell>
          <table:table-cell office:value-type="date" office:date-value="2022-06-14" calcext:value-type="date">
            <text:p>2022-06-14</text:p>
          </table:table-cell>
          <table:table-cell office:value-type="string" calcext:value-type="string">
            <text:p>动态规划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stified Jungle</text:p>
          </table:table-cell>
          <table:table-cell office:value-type="date" office:date-value="2022-06-14" calcext:value-type="date">
            <text:p>2022-06-14</text:p>
          </table:table-cell>
          <table:table-cell office:value-type="string" calcext:value-type="string">
            <text:p>数学，思维考察</text:p>
          </table:table-cell>
          <table:table-cell table:style-name="ce1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[模板]BSGS可爱的质数</text:p>
          </table:table-cell>
          <table:table-cell office:value-type="date" office:date-value="2022-06-15" calcext:value-type="date">
            <text:p>2022-06-15</text:p>
          </table:table-cell>
          <table:table-cell office:value-type="string" calcext:value-type="string">
            <text:p><text:span text:style-name="T1">数学，</text:span>模板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按钮</text:p>
          </table:table-cell>
          <table:table-cell office:value-type="date" office:date-value="2022-06-16" calcext:value-type="date">
            <text:p>2022-06-16</text:p>
          </table:table-cell>
          <table:table-cell office:value-type="string" calcext:value-type="string">
            <text:p>数学，BSG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找单词</text:p>
          </table:table-cell>
          <table:table-cell office:value-type="date" office:date-value="2022-06-16" calcext:value-type="date">
            <text:p>2022-06-16</text:p>
          </table:table-cell>
          <table:table-cell office:value-type="string" calcext:value-type="string">
            <text:p>数学，生成函数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[CSP-S-2021]回文</text:p>
          </table:table-cell>
          <table:table-cell office:value-type="date" office:date-value="2022-06-19" calcext:value-type="date">
            <text:p>2022-06-19</text:p>
          </table:table-cell>
          <table:table-cell office:value-type="string" calcext:value-type="string">
            <text:p>思维考察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[CSP-S-2021]廊桥分配</text:p>
          </table:table-cell>
          <table:table-cell office:value-type="date" office:date-value="2022-06-22" calcext:value-type="date">
            <text:p>2022-06-22</text:p>
          </table:table-cell>
          <table:table-cell office:value-type="string" calcext:value-type="string">
            <text:p>思维考察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[SNOI2022]垃圾回收</text:p>
          </table:table-cell>
          <table:table-cell office:value-type="date" office:date-value="2022-06-23" calcext:value-type="date">
            <text:p>2022-06-23</text:p>
          </table:table-cell>
          <table:table-cell office:value-type="string" calcext:value-type="string">
            <text:p>思维考察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[NOIP2021] 报数 </text:p>
          </table:table-cell>
          <table:table-cell office:value-type="date" office:date-value="2022-06-24" calcext:value-type="date">
            <text:p>2022-06-24</text:p>
          </table:table-cell>
          <table:table-cell office:value-type="string" calcext:value-type="string">
            <text:p>数学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[JROI-4]分数 </text:p>
          </table:table-cell>
          <table:table-cell office:value-type="date" office:date-value="2022-06-25" calcext:value-type="date">
            <text:p>2022-06-25</text:p>
          </table:table-cell>
          <table:table-cell office:value-type="string" calcext:value-type="string">
            <text:p>数学</text:p>
          </table:table-cell>
          <table:table-cell table:style-name="ce8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A+B Problem(高精)</text:p>
          </table:table-cell>
          <table:table-cell office:value-type="date" office:date-value="2022-07-11" calcext:value-type="date">
            <text:p>2022-07-11</text:p>
          </table:table-cell>
          <table:table-cell office:value-type="string" calcext:value-type="string">
            <text:p>数学，高精度运算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三只小猪</text:p>
          </table:table-cell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组合数学，高精度运算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小Z的神奇数列</text:p>
          </table:table-cell>
          <table:table-cell office:value-type="date" office:date-value="2022-07-13" calcext:value-type="date">
            <text:p>2022-07-13</text:p>
          </table:table-cell>
          <table:table-cell office:value-type="string" calcext:value-type="string">
            <text:p>常数优化</text:p>
          </table:table-cell>
          <table:table-cell table:style-name="ce8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[HAOI2016]食物链</text:p>
          </table:table-cell>
          <table:table-cell office:value-type="date" office:date-value="2022-07-14" calcext:value-type="date">
            <text:p>2022-07-14</text:p>
          </table:table-cell>
          <table:table-cell office:value-type="string" calcext:value-type="string">
            <text:p>动态规划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[模板]Polya定理 </text:p>
          </table:table-cell>
          <table:table-cell office:value-type="date" office:date-value="2022-07-15" calcext:value-type="date">
            <text:p>2022-07-15</text:p>
          </table:table-cell>
          <table:table-cell office:value-type="string" calcext:value-type="string">
            <text:p>数学，群论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[NOI1995]石子合并 </text:p>
          </table:table-cell>
          <table:table-cell office:value-type="date" office:date-value="2022-07-15" calcext:value-type="date">
            <text:p>2022-07-15</text:p>
          </table:table-cell>
          <table:table-cell office:value-type="string" calcext:value-type="string">
            <text:p>动态规划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关路灯</text:p>
          </table:table-cell>
          <table:table-cell office:value-type="date" office:date-value="2022-07-15" calcext:value-type="date">
            <text:p>2022-07-15</text:p>
          </table:table-cell>
          <table:table-cell office:value-type="string" calcext:value-type="string">
            <text:p>动态规划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[MtOI2018]魔力环</text:p>
          </table:table-cell>
          <table:table-cell office:value-type="date" office:date-value="2022-07-16" calcext:value-type="date">
            <text:p>2022-07-16</text:p>
          </table:table-cell>
          <table:table-cell office:value-type="string" calcext:value-type="string">
            <text:p>数学，群论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[MtOI2019]幻想乡数学竞赛</text:p>
          </table:table-cell>
          <table:table-cell office:value-type="date" office:date-value="2022-07-17" calcext:value-type="date">
            <text:p>2022-07-17</text:p>
          </table:table-cell>
          <table:table-cell office:value-type="string" calcext:value-type="string">
            <text:p>数学，生成函数，常数优化</text:p>
          </table:table-cell>
          <table:table-cell table:style-name="ce8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棋盘分割</text:p>
          </table:table-cell>
          <table:table-cell office:value-type="date" office:date-value="2022-07-17" calcext:value-type="date">
            <text:p>2022-07-17</text:p>
          </table:table-cell>
          <table:table-cell office:value-type="string" calcext:value-type="string">
            <text:p>动态规划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多少个1?</text:p>
          </table:table-cell>
          <table:table-cell office:value-type="date" office:date-value="2022-07-18" calcext:value-type="date">
            <text:p>2022-07-18</text:p>
          </table:table-cell>
          <table:table-cell office:value-type="string" calcext:value-type="string">
            <text:p>数学，BSGS</text:p>
          </table:table-cell>
          <table:table-cell table:style-name="ce8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跑路</text:p>
          </table:table-cell>
          <table:table-cell office:value-type="date" office:date-value="2022-07-18" calcext:value-type="date">
            <text:p>2022-07-18</text:p>
          </table:table-cell>
          <table:table-cell office:value-type="string" calcext:value-type="string">
            <text:p>动态规划，最短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幸运数字</text:p>
          </table:table-cell>
          <table:table-cell table:style-name="ce7" office:value-type="date" office:date-value="2022-07-18" calcext:value-type="date">
            <text:p>2022-07-18</text:p>
          </table:table-cell>
          <table:table-cell office:value-type="string" calcext:value-type="string">
            <text:p>离散化，差分</text:p>
          </table:table-cell>
          <table:table-cell table:style-name="ce8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[模板]多项式乘法(FFT) </text:p>
          </table:table-cell>
          <table:table-cell table:style-name="ce7" office:value-type="date" office:date-value="2022-07-18" calcext:value-type="date">
            <text:p>2022-07-18</text:p>
          </table:table-cell>
          <table:table-cell office:value-type="string" calcext:value-type="string">
            <text:p>数学，FFT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访问美术馆</text:p>
          </table:table-cell>
          <table:table-cell table:style-name="ce7" office:value-type="date" office:date-value="2022-07-18" calcext:value-type="date">
            <text:p>2022-07-18</text:p>
          </table:table-cell>
          <table:table-cell table:style-name="ce6" office:value-type="string" calcext:value-type="string">
            <text:p>动态规划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[SDOI2011]计算器</text:p>
          </table:table-cell>
          <table:table-cell table:style-name="ce7" office:value-type="date" office:date-value="2022-07-19" calcext:value-type="date">
            <text:p>2022-07-19</text:p>
          </table:table-cell>
          <table:table-cell office:value-type="string" calcext:value-type="string">
            <text:p>数学</text:p>
          </table:table-cell>
          <table:table-cell table:style-name="ce8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*B Problem升级版(FFT) </text:p>
          </table:table-cell>
          <table:table-cell table:style-name="ce7" office:value-type="date" office:date-value="2022-07-19" calcext:value-type="date">
            <text:p>2022-07-19</text:p>
          </table:table-cell>
          <table:table-cell office:value-type="string" calcext:value-type="string">
            <text:p>数学，FF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扩展 BSGS/exBSGS</text:p>
          </table:table-cell>
          <table:table-cell table:style-name="ce7" office:value-type="date" office:date-value="2022-07-19" calcext:value-type="date">
            <text:p>2022-07-19</text:p>
          </table:table-cell>
          <table:table-cell office:value-type="string" calcext:value-type="string">
            <text:p>数学，BSGS</text:p>
          </table:table-cell>
          <table:table-cell table:style-name="ce8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[模板]二次剩余 </text:p>
          </table:table-cell>
          <table:table-cell table:style-name="ce11" office:value-type="date" office:date-value="2022-07-20" calcext:value-type="date">
            <text:p>2022-07-20</text:p>
          </table:table-cell>
          <table:table-cell office:value-type="string" calcext:value-type="string">
            <text:p>数学，二次剩余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[模板]杜教筛（Sum） </text:p>
          </table:table-cell>
          <table:table-cell table:style-name="ce7" office:value-type="date" office:date-value="2022-07-20" calcext:value-type="date">
            <text:p>2022-07-20</text:p>
          </table:table-cell>
          <table:table-cell office:value-type="string" calcext:value-type="string">
            <text:p>数学，杜教筛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CD SUM</text:p>
          </table:table-cell>
          <table:table-cell table:style-name="ce7" office:value-type="date" office:date-value="2022-07-21" calcext:value-type="date">
            <text:p>2022-07-21</text:p>
          </table:table-cell>
          <table:table-cell office:value-type="string" calcext:value-type="string">
            <text:p>数学，莫比乌斯反演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[MtOI2018]情侣？给我烧了！ </text:p>
          </table:table-cell>
          <table:table-cell table:style-name="ce7" office:value-type="date" office:date-value="2022-07-22" calcext:value-type="date">
            <text:p>2022-07-22</text:p>
          </table:table-cell>
          <table:table-cell office:value-type="string" calcext:value-type="string">
            <text:p>数学，组合计数，二项式反演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情侣？给我烧了！(加强版 )</text:p>
          </table:table-cell>
          <table:table-cell table:style-name="ce7" office:value-type="date" office:date-value="2022-07-22" calcext:value-type="date">
            <text:p>2022-07-22</text:p>
          </table:table-cell>
          <table:table-cell office:value-type="string" calcext:value-type="string">
            <text:p>数学，组合计数，生成函数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[模板]Prufer 序列</text:p>
          </table:table-cell>
          <table:table-cell table:style-name="ce7" office:value-type="date" office:date-value="2022-07-14" calcext:value-type="date">
            <text:p>2022-07-14</text:p>
          </table:table-cell>
          <table:table-cell office:value-type="string" calcext:value-type="string">
            <text:p>数学，prufer序列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[TJOI2019]唱、跳、rap和篮球</text:p>
          </table:table-cell>
          <table:table-cell table:style-name="ce7" office:value-type="date" office:date-value="2022-07-24" calcext:value-type="date">
            <text:p>2022-07-24</text:p>
          </table:table-cell>
          <table:table-cell office:value-type="string" calcext:value-type="string">
            <text:p>数学，生成函数，二项式反演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[HNOI2004]树的计数</text:p>
          </table:table-cell>
          <table:table-cell table:style-name="ce7" office:value-type="date" office:date-value="2022-07-25" calcext:value-type="date">
            <text:p>2022-07-25</text:p>
          </table:table-cell>
          <table:table-cell office:value-type="string" calcext:value-type="string">
            <text:p>数学，prufer序列，组合计数</text:p>
          </table:table-cell>
          <table:table-cell table:style-name="ce8"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[模板]原根 </text:p>
          </table:table-cell>
          <table:table-cell table:style-name="ce7" office:value-type="date" office:date-value="2022-07-25" calcext:value-type="date">
            <text:p>2022-07-25</text:p>
          </table:table-cell>
          <table:table-cell office:value-type="string" calcext:value-type="string">
            <text:p>数学，原根</text:p>
          </table:table-cell>
          <table:table-cell table:style-name="ce8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[TJOI2009] 猜数字</text:p>
          </table:table-cell>
          <table:table-cell table:style-name="ce7" office:value-type="date" office:date-value="2022-07-27" calcext:value-type="date">
            <text:p>2022-07-27</text:p>
          </table:table-cell>
          <table:table-cell office:value-type="string" calcext:value-type="string">
            <text:p>数学，中国剩余定理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[模板]卢卡斯定理/Lucas 定理 </text:p>
          </table:table-cell>
          <table:table-cell table:style-name="ce7" office:value-type="date" office:date-value="2022-07-27" calcext:value-type="date">
            <text:p>2022-07-27</text:p>
          </table:table-cell>
          <table:table-cell office:value-type="string" calcext:value-type="string">
            <text:p>数学，Lucas定理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[SHOI2015]超能粒子炮·改</text:p>
          </table:table-cell>
          <table:table-cell table:style-name="ce7" office:value-type="date" office:date-value="2022-07-27" calcext:value-type="date">
            <text:p>2022-07-27</text:p>
          </table:table-cell>
          <table:table-cell office:value-type="string" calcext:value-type="string">
            <text:p>数学，Lucas定理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[ZJOI2007]时态同步</text:p>
          </table:table-cell>
          <table:table-cell office:value-type="date" office:date-value="2022-07-28" calcext:value-type="date">
            <text:p>2022-07-28</text:p>
          </table:table-cell>
          <table:table-cell office:value-type="string" calcext:value-type="string">
            <text:p>动态规划，树形DP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[模板]多项式乘法逆 </text:p>
          </table:table-cell>
          <table:table-cell office:value-type="date" office:date-value="2022-07-31" calcext:value-type="date">
            <text:p>2022-07-31</text:p>
          </table:table-cell>
          <table:table-cell office:value-type="string" calcext:value-type="string">
            <text:p>数学，多项式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拯救世界 </text:p>
          </table:table-cell>
          <table:table-cell office:value-type="date" office:date-value="2022-08-01" calcext:value-type="date">
            <text:p>2022-08-01</text:p>
          </table:table-cell>
          <table:table-cell office:value-type="string" calcext:value-type="string">
            <text:p>数学，生成函数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[ZJOI2010] 数字计数</text:p>
          </table:table-cell>
          <table:table-cell office:value-type="date" office:date-value="2022-08-02" calcext:value-type="date">
            <text:p>2022-08-02</text:p>
          </table:table-cell>
          <table:table-cell office:value-type="string" calcext:value-type="string">
            <text:p>动态规划，数位DP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[NOIP2012 提高组] 同余方程</text:p>
          </table:table-cell>
          <table:table-cell office:value-type="date" office:date-value="2022-08-02" calcext:value-type="date">
            <text:p>2022-08-02</text:p>
          </table:table-cell>
          <table:table-cell office:value-type="string" calcext:value-type="string">
            <text:p>数学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[ZJOI2010]排列计数</text:p>
          </table:table-cell>
          <table:table-cell office:value-type="date" office:date-value="2022-08-03" calcext:value-type="date">
            <text:p>2022-08-03</text:p>
          </table:table-cell>
          <table:table-cell office:value-type="string" calcext:value-type="string">
            <text:p>数学，组合数学</text:p>
          </table:table-cell>
          <table:table-cell table:style-name="ce13" office:value-type="float" office:value="2" calcext:value-type="float">
            <text:p>2</text:p>
          </table:table-cell>
        </table:table-row>
      </table:table>
      <table:named-expressions/>
      <table:database-ranges>
        <table:database-range table:name="__Anonymous_Sheet_DB__0" table:target-range-address="Sheet1.A1:Sheet1.D53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19">
      <number:minutes number:style="long"/>
      <number:text>分</number:text>
      <number:seconds number:style="long" number:decimal-places="2"/>
      <number:text>秒</number:text>
    </number:time-style>
    <number:time-style style:name="N120" number:truncate-on-overflow="false">
      <number:hours number:style="long"/>
      <number:text>时</number:text>
      <number:minutes number:style="long"/>
      <number:text>分</number:text>
      <number:seconds number:style="long" number:decimal-places="2"/>
      <number:text>秒</number:text>
    </number:time-style>
    <number:date-style style:name="N121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currency-style style:name="N12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3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3P0"/>
    </number:currency-style>
    <number:currency-style style:name="N12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5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5P0"/>
    </number:currency-style>
    <number:currency-style style:name="N126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6P0"/>
    </number:currency-style>
    <number:currency-style style:name="N12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9P0"/>
    </number:currency-style>
    <number:number-style style:name="N131P0" style:volatile="true">
      <number:number number:decimal-places="0" number:min-decimal-places="0" number:min-integer-digits="1" number:grouping="true"/>
      <number:text> </number:text>
    </number:number-style>
    <number:number-style style:name="N13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currency-style style:name="N135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35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35P0"/>
    </number:currency-style>
    <number:currency-style style:name="N137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37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37P0"/>
    </number:currency-style>
    <number:date-style style:name="N138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9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40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41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4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4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44">
      <number:day number:calendar="jewish"/>
      <number:text> </number:text>
      <number:month number:calendar="jewish" number:style="long" number:textual="true"/>
    </number:date-style>
    <number:date-style style:name="N145">
      <number:month number:calendar="jewish" number:style="long" number:textual="true"/>
      <number:text> </number:text>
      <number:day number:calendar="jewish"/>
    </number:date-style>
    <number:date-style style:name="N146">
      <number:month number:calendar="jewish" number:style="long" number:textual="true"/>
      <number:text> </number:text>
      <number:year number:calendar="jewish" number:style="long"/>
    </number:date-style>
    <number:date-style style:name="N147">
      <number:month number:calendar="jewish" number:style="long" number:textual="true"/>
    </number:date-style>
    <number:currency-style style:name="N149P0" style:volatile="true">
      <number:currency-symbol number:language="en" number:country="HK">HK$</number:currency-symbol>
      <number:number number:decimal-places="0" number:min-decimal-places="0" number:min-integer-digits="1" number:grouping="true"/>
    </number:currency-style>
    <number:currency-style style:name="N149">
      <number:text>-</number:text>
      <number:currency-symbol number:language="en" number:country="HK">HK$</number:currency-symbol>
      <number:number number:decimal-places="0" number:min-decimal-places="0" number:min-integer-digits="1" number:grouping="true"/>
      <style:map style:condition="value()&gt;=0" style:apply-style-name="N149P0"/>
    </number:currency-style>
    <number:currency-style style:name="N151P0" style:volatile="true">
      <number:currency-symbol number:language="en" number:country="HK">HK$</number:currency-symbol>
      <number:number number:decimal-places="2" number:min-decimal-places="2" number:min-integer-digits="1" number:grouping="true"/>
    </number:currency-style>
    <number:currency-style style:name="N151">
      <number:text>-</number:text>
      <number:currency-symbol number:language="en" number:country="HK">HK$</number:currency-symbol>
      <number:number number:decimal-places="2" number:min-decimal-places="2" number:min-integer-digits="1" number:grouping="true"/>
      <style:map style:condition="value()&gt;=0" style:apply-style-name="N151P0"/>
    </number:currency-style>
    <number:currency-style style:name="N152P0" style:volatile="true">
      <number:currency-symbol number:language="en" number:country="HK">HK$</number:currency-symbol>
      <number:number number:decimal-places="0" number:min-decimal-places="0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HK">HK$</number:currency-symbol>
      <number:number number:decimal-places="0" number:min-decimal-places="0" number:min-integer-digits="1" number:grouping="true"/>
      <style:map style:condition="value()&gt;=0" style:apply-style-name="N152P0"/>
    </number:currency-style>
    <number:currency-style style:name="N153P0" style:volatile="true">
      <number:currency-symbol number:language="en" number:country="HK">HK$</number:currency-symbol>
      <number:number number:decimal-places="2" number:min-decimal-places="2" number:min-integer-digits="1" number:grouping="true"/>
    </number:currency-style>
    <number:currency-style style:name="N153">
      <style:text-properties fo:color="#ff0000"/>
      <number:text>-</number:text>
      <number:currency-symbol number:language="en" number:country="HK">HK$</number:currency-symbol>
      <number:number number:decimal-places="2" number:min-decimal-places="2" number:min-integer-digits="1" number:grouping="true"/>
      <style:map style:condition="value()&gt;=0" style:apply-style-name="N153P0"/>
    </number:currency-style>
    <number:currency-style style:name="N155P0" style:volatile="true">
      <number:currency-symbol number:language="en" number:country="HK">HK$</number:currency-symbol>
      <number:number number:decimal-places="2" number:min-decimal-places="0" number:min-integer-digits="1" number:decimal-replacement="--" number:grouping="true"/>
    </number:currency-style>
    <number:currency-style style:name="N155">
      <style:text-properties fo:color="#ff0000"/>
      <number:text>-</number:text>
      <number:currency-symbol number:language="en" number:country="HK">HK$</number:currency-symbol>
      <number:number number:decimal-places="2" number:min-decimal-places="0" number:min-integer-digits="1" number:decimal-replacement="--" number:grouping="true"/>
      <style:map style:condition="value()&gt;=0" style:apply-style-name="N155P0"/>
    </number:currency-style>
    <number:currency-style style:name="N157P0" style:volatile="true">
      <number:currency-symbol number:language="en" number:country="HK">HK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57">
      <number:text>-</number:text>
      <number:currency-symbol number:language="en" number:country="HK">HK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57P0"/>
    </number:currency-style>
    <number:currency-style style:name="N159P0" style:volatile="true">
      <number:currency-symbol number:language="en" number:country="HK">HK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59">
      <number:text>-</number:text>
      <number:currency-symbol number:language="en" number:country="HK">HK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5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6T14:43:08.865880707</meta:creation-date>
    <dc:date>2022-08-03T10:27:40.686000000</dc:date>
    <meta:editing-duration>PT6H45M42S</meta:editing-duration>
    <meta:editing-cycles>63</meta:editing-cycles>
    <meta:generator>LibreOffice/7.3.5.2$Windows_X86_64 LibreOffice_project/184fe81b8c8c30d8b5082578aee2fed2ea847c01</meta:generator>
    <meta:document-statistic meta:table-count="1" meta:cell-count="228" meta:object-count="0"/>
  </office:meta>
</office:document-meta>
</file>